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Brando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9 March 1870</text:p>
      <text:p text:style-name="P2">Month<text:tab/><text:tab/><text:tab/><text:tab/><text:tab/><text:tab/>March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<text:span text:style-name="T1">New York 29</text:span><text:span text:style-name="T2">th</text:span><text:span text:style-name="T1"> March 1870/</text:span></text:p>
      <text:p text:style-name="P4"><text:span text:style-name="T1">510 5</text:span><text:span text:style-name="T2">th</text:span><text:span text:style-name="T1"> Avenue/</text:span></text:p>
      <text:p text:style-name="P2">Revd. S Morais/</text:p>
      <text:p text:style-name="P2"><text:tab/><text:tab/><text:tab/><text:tab/>Dr Sir/</text:p>
      <text:p text:style-name="P2"><text:tab/>A nephew of mine Mr./ Edmund I Costello and grand/ nephew of Sir Moses Montefore of London/ who now resides at Bogota South/ America, request me if I could, to/ find whether his Grandfather Mr/ Costello was buried in Philadelphia/ about 1790 to 1803 or thereabouts, &amp;/ I have taken the liberty to ask whether/ you would do me the favor to look/ at the Synagogue Books of that time/ (as there was no other Synogue[sic] then)/ and see whether it was so, trusting/ I shall not trespass to[sic] much on your/ valuable time<text:tab/><text:tab/>I remain/</text:p>
      <text:p text:style-name="P2"><text:tab/><text:tab/><text:tab/><text:tab/><text:tab/><text:tab/>Yours very Truly/</text:p>
      <text:p text:style-name="P2"><text:tab/><text:tab/><text:tab/><text:tab/><text:tab/><text:tab/>Joseph Brand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3:31:02</meta:creation-date>
    <dc:date>2011-12-13T12:01:38.02</dc:date>
    <dc:language>en-US</dc:language>
    <meta:editing-cycles>3</meta:editing-cycles>
    <meta:editing-duration>PT00H09M59S</meta:editing-duration>
    <meta:document-statistic meta:table-count="0" meta:image-count="0" meta:object-count="0" meta:page-count="2" meta:paragraph-count="67" meta:word-count="286" meta:character-count="1908"/>
    <dc:creator>Penn Libraries</dc:creator>
    <meta:user-defined meta:name="Info 1"/>
    <meta:user-defined meta:name="Info 2"/>
    <meta:user-defined meta:name="Info 3"/>
    <meta:user-defined meta:name="Info 4"/>
  </office:meta>
</office:document-meta>
</file>